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ightRecorderStartupEvent.FlightRecorderStartupEvent( long eventId , String name , long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ightRecorderStartupEvent.setTags( String 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